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175cm" style:rel-column-width="1800*"/>
    </style:style>
    <style:style style:name="表格3.B" style:family="table-column">
      <style:table-column-properties style:column-width="13.825cm" style:rel-column-width="783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401cm" style:rel-column-width="13107*"/>
    </style:style>
    <style:style style:name="表格4.B" style:family="table-column">
      <style:table-column-properties style:column-width="13.6cm" style:rel-column-width="5242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789cm" style:rel-column-width="4983*"/>
    </style:style>
    <style:style style:name="表格5.B" style:family="table-column">
      <style:table-column-properties style:column-width="2.544cm" style:rel-column-width="1442*"/>
    </style:style>
    <style:style style:name="表格5.C" style:family="table-column">
      <style:table-column-properties style:column-width="5.667cm" style:rel-column-width="3213*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B1" style:family="table-cell">
      <style:table-cell-properties fo:padding="0.097cm" fo:border="0.002cm solid #000000"/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網站首頁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">教師登入：</text:p>
          </table:table-cell>
          <table:table-cell table:style-name="表格1.A1" office:value-type="string">
            <text:p text:style-name="P1">學生登入</text:p>
          </table:table-cell>
          <table:table-cell table:style-name="表格1.C1" office:value-type="string">
            <text:p text:style-name="P1">申請教師帳號</text:p>
          </table:table-cell>
        </table:table-row>
        <table:table-row>
          <table:table-cell table:style-name="表格1.A2" office:value-type="string">
            <text:p text:style-name="P1">帳號：</text:p>
          </table:table-cell>
          <table:table-cell table:style-name="表格1.A2" office:value-type="string">
            <text:p text:style-name="P1">帳號：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密碼：</text:p>
          </table:table-cell>
          <table:table-cell table:style-name="表格1.A2" office:value-type="string">
            <text:p text:style-name="P1">密碼：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">教師帳號：</text:p>
          </table:table-cell>
          <table:table-cell table:style-name="表格1.C2" office:value-type="string">
            <text:p text:style-name="Table_20_Contents"/>
          </table:table-cell>
        </table:table-row>
      </table:table>
      <text:p text:style-name="P2"/>
      <text:p text:style-name="P2">申請教師帳號</text:p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P1">帳號名稱</text:p>
          </table:table-cell>
          <table:table-cell table:style-name="表格2.A1" office:value-type="string">
            <text:p text:style-name="P1">文字</text:p>
          </table:table-cell>
          <table:table-cell table:style-name="表格2.C1" office:value-type="string">
            <text:p text:style-name="P1">須檢查帳號是否存在</text:p>
          </table:table-cell>
        </table:table-row>
        <table:table-row>
          <table:table-cell table:style-name="表格2.A2" office:value-type="string">
            <text:p text:style-name="P1">設定密碼</text:p>
          </table:table-cell>
          <table:table-cell table:style-name="表格2.A2" office:value-type="string">
            <text:p text:style-name="P1">文字</text:p>
          </table:table-cell>
          <table:table-cell table:style-name="表格2.C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">真實姓名</text:p>
          </table:table-cell>
          <table:table-cell table:style-name="表格2.A2" office:value-type="string">
            <text:p text:style-name="P1">文字</text:p>
          </table:table-cell>
          <table:table-cell table:style-name="表格2.C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">服務學校</text:p>
          </table:table-cell>
          <table:table-cell table:style-name="表格2.A2" office:value-type="string">
            <text:p text:style-name="P1">文字</text:p>
          </table:table-cell>
          <table:table-cell table:style-name="表格2.C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">電子郵件</text:p>
          </table:table-cell>
          <table:table-cell table:style-name="表格2.B5" office:value-type="float" office:value="0">
            <text:p text:style-name="P1">文字</text:p>
          </table:table-cell>
          <table:table-cell table:style-name="表格2.C2" office:value-type="string">
            <text:p text:style-name="Table_20_Contents"/>
          </table:table-cell>
        </table:table-row>
      </table:table>
      <text:p text:style-name="P2"/>
      <text:p text:style-name="P2">教師申請帳號後，須由管理員審核通過，會寄一封信通知老師帳號啟用。</text:p>
      <text:p text:style-name="P2">所以還要寫管理員的網頁。</text:p>
      <text:p text:style-name="P2"/>
      <text:p text:style-name="P2">教師登入後的功能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">管理單字</text:p>
          </table:table-cell>
          <table:table-cell table:style-name="表格3.B1" office:value-type="string">
            <text:p text:style-name="P1">新增課別、瀏覽課別、編輯單字</text:p>
          </table:table-cell>
        </table:table-row>
        <table:table-row>
          <table:table-cell table:style-name="表格3.A2" office:value-type="string">
            <text:p text:style-name="P1">管理班級</text:p>
          </table:table-cell>
          <table:table-cell table:style-name="表格3.B2" office:value-type="string">
            <text:p text:style-name="P1">新增班級、匯入學生名單</text:p>
          </table:table-cell>
        </table:table-row>
        <table:table-row>
          <table:table-cell table:style-name="表格3.A2" office:value-type="string">
            <text:p text:style-name="P1">開設課程</text:p>
          </table:table-cell>
          <table:table-cell table:style-name="表格3.B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B2" office:value-type="string">
            <text:p text:style-name="Table_20_Contents"/>
          </table:table-cell>
        </table:table-row>
      </table:table>
      <text:p text:style-name="P2"/>
      <text:p text:style-name="P2">新增課別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">單元名稱</text:p>
          </table:table-cell>
          <table:table-cell table:style-name="表格4.B1" office:value-type="string">
            <text:p text:style-name="P1">記錄單元名稱、新增的時間、新增的教師id</text:p>
          </table:table-cell>
        </table:table-row>
      </table:table>
      <text:p text:style-name="P2"/>
      <text:p text:style-name="P2">瀏覽課別(依教師id篩選出其新增的課別，按新增時間排序)</text:p>
      <text:p text:style-name="P2">頁面範例</text:p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">單元名稱</text:p>
          </table:table-cell>
          <table:table-cell table:style-name="表格5.B1" table:number-columns-spanned="2" office:value-type="string">
            <text:p text:style-name="P1">單字(按下編輯可新增該課單字)</text:p>
          </table:table-cell>
          <table:covered-table-cell/>
        </table:table-row>
        <table:table-row>
          <table:table-cell table:style-name="表格5.A2" office:value-type="string">
            <text:p text:style-name="P1">龍騰(一)：Lesson01:Can we help you ?</text:p>
          </table:table-cell>
          <table:table-cell table:style-name="表格5.A2" office:value-type="string">
            <text:p text:style-name="P1">編輯</text:p>
          </table:table-cell>
          <table:table-cell table:style-name="表格5.C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1">龍騰(二)：Lesson02：The magic of science.</text:p>
          </table:table-cell>
          <table:table-cell table:style-name="表格5.A2" office:value-type="string">
            <text:p text:style-name="P1">編輯</text:p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2"/>
      <text:p text:style-name="P2">編輯單字(會列出現有的單字，可新增、修改、刪除)</text:p>
      <table:table table:name="表格6" table:style-name="表格6">
        <table:table-column table:style-name="表格6.A" table:number-columns-repeated="2"/>
        <table:table-row>
          <table:table-cell table:style-name="表格6.A1" office:value-type="string">
            <text:p text:style-name="P1">英文</text:p>
          </table:table-cell>
          <table:table-cell table:style-name="表格6.B1" office:value-type="string">
            <text:p text:style-name="P1">文字</text:p>
          </table:table-cell>
        </table:table-row>
        <table:table-row>
          <table:table-cell table:style-name="表格6.A2" office:value-type="string">
            <text:p text:style-name="P1">中文</text:p>
          </table:table-cell>
          <table:table-cell table:style-name="表格6.B2" office:value-type="string">
            <text:p text:style-name="P1">文字</text:p>
          </table:table-cell>
        </table:table-row>
        <table:table-row>
          <table:table-cell table:style-name="表格6.A2" office:value-type="string">
            <text:p text:style-name="P1">發音</text:p>
          </table:table-cell>
          <table:table-cell table:style-name="表格6.B2" office:value-type="string">
            <text:p text:style-name="P1">檔案上傳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OOM NKSH</meta:initial-creator>
    <meta:creation-date>2013-07-24T17:41:51.78</meta:creation-date>
    <dc:date>2013-07-24T18:00:46.70</dc:date>
    <dc:creator>DROOM NKSH</dc:creator>
    <meta:editing-duration>PT00H02M02S</meta:editing-duration>
    <meta:editing-cycles>2</meta:editing-cycles>
    <meta:generator>OpenOffice.org/3.2$Win32 OpenOffice.org_project/320m12$Build-9483</meta:generator>
    <meta:document-statistic meta:table-count="6" meta:image-count="0" meta:object-count="0" meta:page-count="1" meta:paragraph-count="47" meta:word-count="180" meta:character-count="359"/>
  </office:meta>
</office:document-meta>
</file>